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name="Cambria" svg:font-family="Cambria"/>
    <style:font-face style:font-family-generic="swiss" style:font-pitch="variable" style:name="Caladea" svg:font-family="Caladea"/>
    <style:font-face style:font-family-generic="system" style:font-pitch="variable" style:name="Caladea1" svg:font-family="Caladea"/>
  </office:font-face-decls>
  <office:automatic-styles>
    <style:style style:family="table-column" style:name="co1">
      <style:table-column-properties fo:break-before="auto" style:column-width="35.26pt"/>
    </style:style>
    <style:style style:family="table-column" style:name="co2">
      <style:table-column-properties fo:break-before="auto" style:column-width="303.76pt"/>
    </style:style>
    <style:style style:family="table-column" style:name="co3">
      <style:table-column-properties fo:break-before="auto" style:column-width="194.26pt"/>
    </style:style>
    <style:style style:family="table-column" style:name="co4">
      <style:table-column-properties fo:break-before="auto" style:column-width="173.25pt"/>
    </style:style>
    <style:style style:family="table-column" style:name="co5">
      <style:table-column-properties fo:break-before="auto" style:column-width="163.5pt"/>
    </style:style>
    <style:style style:family="table-column" style:name="co6">
      <style:table-column-properties fo:break-before="auto" style:column-width="160.5pt"/>
    </style:style>
    <style:style style:family="table-column" style:name="co7">
      <style:table-column-properties fo:break-before="auto" style:column-width="90pt"/>
    </style:style>
    <style:style style:family="table-column" style:name="co8">
      <style:table-column-properties fo:break-before="auto" style:column-width="27.01pt"/>
    </style:style>
    <style:style style:family="table-column" style:name="co9">
      <style:table-column-properties fo:break-before="auto" style:column-width="363pt"/>
    </style:style>
    <style:style style:family="table-column" style:name="co10">
      <style:table-column-properties fo:break-before="auto" style:column-width="192.76pt"/>
    </style:style>
    <style:style style:family="table-column" style:name="co11">
      <style:table-column-properties fo:break-before="auto" style:column-width="139.49pt"/>
    </style:style>
    <style:style style:family="table-column" style:name="co12">
      <style:table-column-properties fo:break-before="auto" style:column-width="136.49pt"/>
    </style:style>
    <style:style style:family="table-column" style:name="co13">
      <style:table-column-properties fo:break-before="auto" style:column-width="32.26pt"/>
    </style:style>
    <style:style style:family="table-column" style:name="co14">
      <style:table-column-properties fo:break-before="auto" style:column-width="341.26pt"/>
    </style:style>
    <style:style style:family="table-column" style:name="co15">
      <style:table-column-properties fo:break-before="auto" style:column-width="108pt"/>
    </style:style>
    <style:style style:family="table-column" style:name="co16">
      <style:table-column-properties fo:break-before="auto" style:column-width="30.76pt"/>
    </style:style>
    <style:style style:family="table-column" style:name="co17">
      <style:table-column-properties fo:break-before="auto" style:column-width="440.25pt"/>
    </style:style>
    <style:style style:family="table-column" style:name="co18">
      <style:table-column-properties fo:break-before="auto" style:column-width="29.99pt"/>
    </style:style>
    <style:style style:family="table-column" style:name="co19">
      <style:table-column-properties fo:break-before="auto" style:column-width="262.49pt"/>
    </style:style>
    <style:style style:family="table-column" style:name="co20">
      <style:table-column-properties fo:break-before="auto" style:column-width="38.24pt"/>
    </style:style>
    <style:style style:family="table-column" style:name="co21">
      <style:table-column-properties fo:break-before="auto" style:column-width="578.24pt"/>
    </style:style>
    <style:style style:family="table-column" style:name="co22">
      <style:table-column-properties fo:break-before="auto" style:column-width="24.01pt"/>
    </style:style>
    <style:style style:family="table-column" style:name="co23">
      <style:table-column-properties fo:break-before="auto" style:column-width="270pt"/>
    </style:style>
    <style:style style:family="table-column" style:name="co24">
      <style:table-column-properties fo:break-before="auto" style:column-width="237.74pt"/>
    </style:style>
    <style:style style:family="table-column" style:name="co25">
      <style:table-column-properties fo:break-before="auto" style:column-width="195.76pt"/>
    </style:style>
    <style:style style:family="table-column" style:name="co26">
      <style:table-column-properties fo:break-before="auto" style:column-width="437.24pt"/>
    </style:style>
    <style:style style:family="table-column" style:name="co27">
      <style:table-column-properties fo:break-before="auto" style:column-width="269.26pt"/>
    </style:style>
    <style:style style:family="table-column" style:name="co28">
      <style:table-column-properties fo:break-before="auto" style:column-width="276.75pt"/>
    </style:style>
    <style:style style:family="table-column" style:name="co29">
      <style:table-column-properties fo:break-before="auto" style:column-width="161.26pt"/>
    </style:style>
    <style:style style:family="table-column" style:name="co30">
      <style:table-column-properties fo:break-before="auto" style:column-width="73.5pt"/>
    </style:style>
    <style:style style:family="table-column" style:name="co31">
      <style:table-column-properties fo:break-before="auto" style:column-width="105.76pt"/>
    </style:style>
    <style:style style:family="table-column" style:name="co32">
      <style:table-column-properties fo:break-before="auto" style:column-width="177pt"/>
    </style:style>
    <style:style style:family="table-column" style:name="co33">
      <style:table-column-properties fo:break-before="auto" style:column-width="42.75pt"/>
    </style:style>
    <style:style style:family="table-column" style:name="co34">
      <style:table-column-properties fo:break-before="auto" style:column-width="26.25pt"/>
    </style:style>
    <style:style style:family="table-column" style:name="co35">
      <style:table-column-properties fo:break-before="auto" style:column-width="206.25pt"/>
    </style:style>
    <style:style style:family="table-column" style:name="co36">
      <style:table-column-properties fo:break-before="auto" style:column-width="43.51pt"/>
    </style:style>
    <style:style style:family="table-column" style:name="co37">
      <style:table-column-properties fo:break-before="auto" style:column-width="29.25pt"/>
    </style:style>
    <style:style style:family="table-column" style:name="co38">
      <style:table-column-properties fo:break-before="auto" style:column-width="217.5pt"/>
    </style:style>
    <style:style style:family="table-column" style:name="co39">
      <style:table-column-properties fo:break-before="auto" style:column-width="245.25pt"/>
    </style:style>
    <style:style style:family="table-column" style:name="co40">
      <style:table-column-properties fo:break-before="auto" style:column-width="189.01pt"/>
    </style:style>
    <style:style style:family="table-column" style:name="co41">
      <style:table-column-properties fo:break-before="auto" style:column-width="105pt"/>
    </style:style>
    <style:style style:family="table-column" style:name="co42">
      <style:table-column-properties fo:break-before="auto" style:column-width="36.74pt"/>
    </style:style>
    <style:style style:family="table-row" style:name="ro1">
      <style:table-row-properties fo:break-before="auto" style:row-height="14.26pt" style:use-optimal-row-height="false"/>
    </style:style>
    <style:style style:family="table-row" style:name="ro2">
      <style:table-row-properties fo:break-before="auto" style:row-height="12.76pt" style:use-optimal-row-height="false"/>
    </style:style>
    <style:style style:family="table-row" style:name="ro3">
      <style:table-row-properties fo:break-before="auto" style:row-height="12.76pt" style:use-optimal-row-height="true"/>
    </style:style>
    <style:style style:family="table" style:master-page-name="PageStyle_5f_DVD_20_Časopisy" style:name="ta1">
      <style:table-properties style:writing-mode="lr-tb" table:display="true"/>
    </style:style>
    <style:style style:family="table" style:master-page-name="PageStyle_5f_DVD_20_original" style:name="ta2">
      <style:table-properties style:writing-mode="lr-tb" table:display="true"/>
    </style:style>
    <style:style style:family="table" style:master-page-name="PageStyle_5f_Dětské" style:name="ta3">
      <style:table-properties style:writing-mode="lr-tb" table:display="true"/>
    </style:style>
    <style:style style:family="table" style:master-page-name="PageStyle_5f_Dětské_20_-_20_časopisy" style:name="ta4">
      <style:table-properties style:writing-mode="lr-tb" table:display="true"/>
    </style:style>
    <style:style style:family="table" style:master-page-name="PageStyle_5f_Seriály_20_-_20_originál" style:name="ta5">
      <style:table-properties style:writing-mode="lr-tb" table:display="true"/>
    </style:style>
    <style:style style:family="table" style:master-page-name="PageStyle_5f_Seriály_20_-_20_časpisy" style:name="ta6">
      <style:table-properties style:writing-mode="lr-tb" table:display="true"/>
    </style:style>
    <style:style style:family="table" style:master-page-name="PageStyle_5f_Dokumenty_20_-_20_originál" style:name="ta7">
      <style:table-properties style:writing-mode="lr-tb" table:display="true"/>
    </style:style>
    <style:style style:family="table" style:master-page-name="PageStyle_5f_Dokumenty_20_-_20_časopisy" style:name="ta8">
      <style:table-properties style:writing-mode="lr-tb" table:display="true"/>
    </style:style>
    <style:style style:family="table" style:master-page-name="PageStyle_5f_BluRay" style:name="ta9">
      <style:table-properties style:writing-mode="lr-tb" table:display="true"/>
    </style:style>
    <style:style style:family="table" style:master-page-name="PageStyle_5f_DVD_20_hudební" style:name="ta10">
      <style:table-properties style:writing-mode="lr-tb" table:display="true"/>
    </style:style>
    <style:style style:family="table" style:master-page-name="PageStyle_5f_DVD_20_kopie" style:name="ta11">
      <style:table-properties style:writing-mode="lr-tb" table:display="true"/>
    </style:style>
    <style:style style:family="table" style:master-page-name="PageStyle_5f_DVD_20_domácí" style:name="ta12">
      <style:table-properties style:writing-mode="lr-tb" table:display="true"/>
    </style:style>
    <style:style style:family="table" style:master-page-name="PageStyle_5f_Sheet7" style:name="ta13">
      <style:table-properties style:writing-mode="lr-tb" table:display="true"/>
    </style:style>
    <style:style style:family="table" style:master-page-name="PageStyle_5f_Sheet8" style:name="ta14">
      <style:table-properties style:writing-mode="lr-tb" table:display="true"/>
    </style:style>
    <style:style style:family="table" style:master-page-name="PageStyle_5f_Sheet9" style:name="ta15">
      <style:table-properties style:writing-mode="lr-tb" table:display="true"/>
    </style:style>
    <style:style style:family="table" style:master-page-name="PageStyle_5f_Sheet10" style:name="ta16">
      <style:table-properties style:writing-mode="lr-tb" table:display="true"/>
    </style:style>
    <style:style style:family="table" style:master-page-name="PageStyle_5f_Sheet11" style:name="ta17">
      <style:table-properties style:writing-mode="lr-tb" table:display="true"/>
    </style:style>
    <style:style style:family="table" style:master-page-name="PageStyle_5f_Sheet12" style:name="ta18">
      <style:table-properties style:writing-mode="lr-tb" table:display="true"/>
    </style:style>
    <style:style style:family="table" style:master-page-name="PageStyle_5f_Sheet13" style:name="ta19">
      <style:table-properties style:writing-mode="lr-tb" table:display="true"/>
    </style:style>
    <style:style style:family="table" style:master-page-name="PageStyle_5f_Sheet14" style:name="ta20">
      <style:table-properties style:writing-mode="lr-tb" table:display="true"/>
    </style:style>
    <style:style style:family="table" style:master-page-name="PageStyle_5f_Sheet15" style:name="ta21">
      <style:table-properties style:writing-mode="lr-tb" table:display="true"/>
    </style:style>
    <style:style style:family="table" style:master-page-name="PageStyle_5f_Sheet16" style:name="ta22">
      <style:table-properties style:writing-mode="lr-tb" table:display="true"/>
    </style:style>
    <style:style style:family="table-cell" style:name="ce1" style:parent-style-name="Default">
      <style:table-cell-properties fo:wrap-option="no-wrap" loext:vertical-justify="auto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" style:parent-style-name="Default">
      <style:table-cell-properties fo:wrap-option="wrap" loext:vertical-justify="auto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font-size="11pt" fo:font-style="normal" fo:font-weight="normal" fo:text-shadow="none" style:font-name="Cambria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underline-style="none" style:use-window-font-color="true"/>
    </style:style>
    <style:style style:family="table-cell" style:name="ce3" style:parent-style-name="Default">
      <style:table-cell-properties fo:wrap-option="wrap" loext:vertical-justify="auto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" style:parent-style-name="Default">
      <style:table-cell-properties fo:wrap-option="wrap" loext:vertical-justify="auto" style:direction="ltr" style:repeat-content="false" style:rotation-align="none" style:rotation-angle="0" style:shrink-to-fit="false" style:text-align-source="value-type" style:vertical-align="middle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" style:parent-style-name="Default">
      <style:table-cell-properties fo:wrap-option="wrap" loext:vertical-justify="auto" style:direction="ltr" style:repeat-content="false" style:rotation-align="none" style:rotation-angle="0" style:shrink-to-fit="false" style:text-align-source="fix" style:vertical-align="bottom"/>
      <style:paragraph-properties css3t:text-justify="auto" fo:margin-left="0pt" fo:text-align="center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fo:wrap-option="no-wrap" loext:vertical-justify="auto" style:direction="ltr" style:repeat-content="false" style:rotation-align="none" style:rotation-angle="0" style:shrink-to-fit="false" style:text-align-source="fix" style:vertical-align="bottom"/>
      <style:paragraph-properties css3t:text-justify="auto" fo:margin-left="0pt" fo:text-align="center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fo:wrap-option="wrap" loext:vertical-justify="auto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font-size="11pt" fo:font-style="normal" fo:font-weight="normal" fo:text-shadow="none" style:font-name="Arial" style:font-size-asian="11pt" style:font-size-complex="11pt" style:font-style-asian="normal" style:font-style-complex="normal" style:font-weight-asian="normal" style:font-weight-complex="normal" style:text-line-through-style="none" style:text-line-through-type="none" style:text-outline="false" style:text-underline-style="none" style:use-window-font-color="true"/>
    </style:style>
    <style:style style:family="table-cell" style:name="ce8" style:parent-style-name="Default">
      <style:table-cell-properties fo:wrap-option="no-wrap" loext:vertical-justify="auto" style:direction="ltr" style:repeat-content="false" style:rotation-align="none" style:rotation-angle="0" style:shrink-to-fit="false" style:text-align-source="fix" style:vertical-align="bottom"/>
      <style:paragraph-properties css3t:text-justify="auto" fo:margin-left="0pt" fo:text-align="star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" style:parent-style-name="Default">
      <style:table-cell-properties fo:border-bottom="0.74pt solid #000000" fo:border-left="none" fo:border-right="none" fo:border-top="none" fo:wrap-option="no-wrap" loext:vertical-justify="auto" style:diagonal-bl-tr="none" style:diagonal-tl-br="none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" style:parent-style-name="Default">
      <style:table-cell-properties fo:border-bottom="none" fo:border-left="none" fo:border-right="none" fo:border-top="0.74pt solid #000000" fo:wrap-option="no-wrap" loext:vertical-justify="auto" style:diagonal-bl-tr="none" style:diagonal-tl-br="none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" style:parent-style-name="Default">
      <style:table-cell-properties fo:border-bottom="none" fo:border-left="none" fo:border-right="none" fo:border-top="0.74pt solid #000000" fo:wrap-option="wrap" loext:vertical-justify="auto" style:diagonal-bl-tr="none" style:diagonal-tl-br="none" style:direction="ltr" style:repeat-content="false" style:rotation-align="none" style:rotation-angle="0" style:shrink-to-fit="false" style:text-align-source="value-type" style:vertical-align="bottom"/>
      <style:paragraph-properties css3t:text-justify="auto" fo:margin-left="0pt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" style:parent-style-name="Default">
      <style:table-cell-properties fo:border-bottom="0.74pt solid #000000" fo:border-left="none" fo:border-right="none" fo:border-top="none" fo:wrap-option="no-wrap" loext:vertical-justify="auto" style:diagonal-bl-tr="none" style:diagonal-tl-br="none" style:direction="ltr" style:repeat-content="false" style:rotation-align="none" style:rotation-angle="0" style:shrink-to-fit="false" style:text-align-source="fix" style:vertical-align="bottom"/>
      <style:paragraph-properties css3t:text-justify="auto" fo:margin-left="0pt" fo:text-align="center" style:writing-mode="page"/>
      <style:text-properties fo:color="#000000" fo:font-size="10pt" fo:font-style="normal" fo:font-weight="normal" fo:text-shadow="none" style:font-name="Cambri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</office:automatic-styles>
  <office:body>
    <office:spreadsheet>
      <table:calculation-settings table:automatic-find-labels="false" table:case-sensitive="false" table:use-regular-expressions="false">
        <table:iteration table:maximum-difference="0.0001"/>
      </table:calculation-settings>
      <table:table table:name="DVD original" table:style-name="ta2"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2" table:style-name="co10"/>
        <table:table-column table:default-cell-style-name="Default" table:style-name="co11"/>
        <table:table-column table:default-cell-style-name="Default" table:style-name="co12"/>
        <table:table-column table:default-cell-style-name="Default" table:number-columns-repeated="1018" table:style-name="co7"/>
        <table:table-row table:style-name="ro1">
          <table:table-cell table:style-name="ce1"/>
          <table:table-cell calcext:value-type="string" office:value-type="string" table:style-name="ce3">
            <text:p>Film 1</text:p>
          </table:table-cell>
          <table:table-cell calcext:value-type="string" office:value-type="string" table:style-name="ce5">
            <text:p>Film 2</text:p>
          </table:table-cell>
          <table:table-cell calcext:value-type="string" office:value-type="string" table:style-name="ce5">
            <text:p>Film 3</text:p>
          </table:table-cell>
          <table:table-cell calcext:value-type="string" office:value-type="string" table:style-name="ce6">
            <text:p>Film 4</text:p>
          </table:table-cell>
          <table:table-cell table:number-columns-repeated="1019"/>
        </table:table-row>
        <table:table-row table:style-name="ro1">
          <table:table-cell calcext:value-type="float" office:value="1" office:value-type="float" table:style-name="ce1">
            <text:p>1</text:p>
          </table:table-cell>
          <table:table-cell calcext:value-type="float" office:value="1941" office:value-type="float" table:style-name="ce3">
            <text:p>1941</text:p>
          </table:table-cell>
          <table:table-cell table:number-columns-repeated="1022"/>
        </table:table-row>
        <table:table-row table:style-name="ro1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3">
            <text:p>(Alan Quatermain a) tajemství chámu křišťálových lebek</text:p>
          </table:table-cell>
          <table:table-cell table:number-columns-repeated="1022"/>
        </table:table-row>
        <table:table-row table:style-name="ro1">
          <table:table-cell calcext:value-type="float" office:value="3" office:value-type="float" table:style-name="ce1">
            <text:p>3</text:p>
          </table:table-cell>
          <table:table-cell calcext:value-type="string" office:value-type="string" table:style-name="ce3">
            <text:p>100000$ na slunci</text:p>
          </table:table-cell>
          <table:table-cell table:number-columns-repeated="1022"/>
        </table:table-row>
        <table:table-row table:style-name="ro1">
          <table:table-cell calcext:value-type="float" office:value="4" office:value-type="float" table:style-name="ce1">
            <text:p>4</text:p>
          </table:table-cell>
          <table:table-cell calcext:value-type="string" office:value-type="string" table:style-name="ce3">
            <text:p>2001 vesmírná odysea</text:p>
          </table:table-cell>
          <table:table-cell table:number-columns-repeated="1022"/>
        </table:table-row>
        <table:table-row table:style-name="ro1">
          <table:table-cell calcext:value-type="float" office:value="5" office:value-type="float" table:style-name="ce1">
            <text:p>5</text:p>
          </table:table-cell>
          <table:table-cell calcext:value-type="string" office:value-type="string" table:style-name="ce3">
            <text:p>2012 Soudný den</text:p>
          </table:table-cell>
          <table:table-cell table:number-columns-repeated="1022"/>
        </table:table-row>
      </table:table>
      <table:table table:name="Dětské" table:style-name="ta3">
        <table:table-column table:default-cell-style-name="Default" table:style-name="co13"/>
        <table:table-column table:default-cell-style-name="Default" table:style-name="co14"/>
        <table:table-column table:default-cell-style-name="Default" table:number-columns-repeated="18" table:style-name="co15"/>
        <table:table-column table:default-cell-style-name="Default" table:number-columns-repeated="1004" table:style-name="co7"/>
        <table:table-row table:style-name="ro3">
          <table:table-cell/>
          <table:table-cell calcext:value-type="string" office:value-type="string" table:style-name="ce2">
            <text:p>Titul</text:p>
          </table:table-cell>
          <table:table-cell table:number-columns-repeated="1022"/>
        </table:table-row>
        <table:table-row table:style-name="ro3">
          <table:table-cell calcext:value-type="float" office:value="1" office:value-type="float" table:style-name="ce2">
            <text:p>1</text:p>
          </table:table-cell>
          <table:table-cell calcext:value-type="string" office:value-type="string" table:style-name="ce7">
            <text:p><text:s/>Bob a bobek na cestách 2</text:p>
          </table:table-cell>
          <table:table-cell table:number-columns-repeated="1022"/>
        </table:table-row>
        <table:table-row table:style-name="ro3">
          <table:table-cell calcext:value-type="float" office:value="2" office:value-type="float" table:style-name="ce2">
            <text:p>2</text:p>
          </table:table-cell>
          <table:table-cell calcext:value-type="string" office:value-type="string" table:style-name="ce2">
            <text:p>101 dalmatinů</text:p>
          </table:table-cell>
          <table:table-cell table:number-columns-repeated="1022"/>
        </table:table-row>
        <table:table-row table:style-name="ro3">
          <table:table-cell calcext:value-type="float" office:value="3" office:value-type="float" table:style-name="ce2">
            <text:p>3</text:p>
          </table:table-cell>
          <table:table-cell calcext:value-type="string" office:value-type="string" table:style-name="ce7">
            <text:p>101 Dalmatinů</text:p>
          </table:table-cell>
          <table:table-cell table:number-columns-repeated="1022"/>
        </table:table-row>
      </table:table>
      <table:table table:name="Dětské - časopisy" table:style-name="ta4">
        <table:table-column table:default-cell-style-name="Default" table:style-name="co16"/>
        <table:table-column table:default-cell-style-name="Default" table:style-name="co17"/>
        <table:table-column table:default-cell-style-name="Default" table:number-columns-repeated="18" table:style-name="co15"/>
        <table:table-column table:default-cell-style-name="Default" table:number-columns-repeated="1004" table:style-name="co7"/>
        <table:table-row table:style-name="ro3">
          <table:table-cell/>
          <table:table-cell calcext:value-type="string" office:value-type="string" table:style-name="ce2">
            <text:p>Ttiul</text:p>
          </table:table-cell>
          <table:table-cell table:number-columns-repeated="1022"/>
        </table:table-row>
        <table:table-row table:style-name="ro3">
          <table:table-cell calcext:value-type="float" office:value="1" office:value-type="float" table:style-name="ce2">
            <text:p>1</text:p>
          </table:table-cell>
          <table:table-cell calcext:value-type="string" office:value-type="string" table:style-name="ce1">
            <text:p>(Ne)šťastně až na věky</text:p>
          </table:table-cell>
          <table:table-cell table:number-columns-repeated="1022"/>
        </table:table-row>
        <table:table-row table:style-name="ro3">
          <table:table-cell calcext:value-type="float" office:value="2" office:value-type="float" table:style-name="ce2">
            <text:p>2</text:p>
          </table:table-cell>
          <table:table-cell calcext:value-type="string" office:value-type="string" table:style-name="ce1">
            <text:p>5 dětí a To</text:p>
          </table:table-cell>
          <table:table-cell table:number-columns-repeated="1022"/>
        </table:table-row>
      </table:table>
      <table:table table:name="Seriály - originál" table:style-name="ta5">
        <table:table-column table:default-cell-style-name="Default" table:style-name="co18"/>
        <table:table-column table:default-cell-style-name="Default" table:style-name="co19"/>
        <table:table-column table:default-cell-style-name="Default" table:number-columns-repeated="18" table:style-name="co15"/>
        <table:table-column table:default-cell-style-name="Default" table:number-columns-repeated="1004" table:style-name="co7"/>
        <table:table-row table:style-name="ro3">
          <table:table-cell/>
          <table:table-cell calcext:value-type="string" office:value-type="string" table:style-name="ce2">
            <text:p>Titul</text:p>
          </table:table-cell>
          <table:table-cell table:number-columns-repeated="1022"/>
        </table:table-row>
        <table:table-row>
          <table:table-cell calcext:value-type="string" office:value-type="string">
            <text:p>čťčť</text:p>
          </table:table-cell>
          <table:table-cell calcext:value-type="string" office:value-type="string">
            <text:p>Bud Spencer – Big Man – Nezvyklé pojištění</text:p>
          </table:table-cell>
        </table:table-row>
        <table:table-row table:style-name="ro3">
          <table:table-cell calcext:value-type="float" office:value="1" office:value-type="float" table:style-name="ce2">
            <text:p>1</text:p>
          </table:table-cell>
          <table:table-cell calcext:value-type="string" office:value-type="string" table:style-name="ce1">
            <text:p>Bud Spencer – Big Man – Bumerang</text:p>
          </table:table-cell>
          <table:table-cell table:number-columns-repeated="1022"/>
        </table:table-row>
      </table:table>
      <table:table table:name="Seriály - časpisy" table:style-name="ta6">
        <table:table-column table:default-cell-style-name="Default" table:style-name="co20"/>
        <table:table-column table:default-cell-style-name="Default" table:style-name="co21"/>
        <table:table-column table:default-cell-style-name="Default" table:number-columns-repeated="18" table:style-name="co15"/>
        <table:table-column table:default-cell-style-name="Default" table:number-columns-repeated="1004" table:style-name="co7"/>
        <table:table-row table:style-name="ro3">
          <table:table-cell/>
          <table:table-cell calcext:value-type="string" office:value-type="string" table:style-name="ce2">
            <text:p>Titul</text:p>
          </table:table-cell>
          <table:table-cell table:number-columns-repeated="1022"/>
        </table:table-row>
        <table:table-row table:style-name="ro3">
          <table:table-cell calcext:value-type="float" office:value="2" office:value-type="float" table:style-name="ce2">
            <text:p>2</text:p>
          </table:table-cell>
          <table:table-cell calcext:value-type="string" office:value-type="string" table:style-name="ce2">
            <text:p>Bídníci 1</text:p>
          </table:table-cell>
          <table:table-cell table:number-columns-repeated="1022"/>
        </table:table-row>
      </table:table>
      <table:table table:name="Dokumenty - originál" table:style-name="ta7">
        <table:table-column table:default-cell-style-name="Default" table:style-name="co22"/>
        <table:table-column table:default-cell-style-name="Default" table:style-name="co23"/>
        <table:table-column table:default-cell-style-name="Default" table:style-name="co24"/>
        <table:table-column table:default-cell-style-name="Default" table:style-name="co25"/>
        <table:table-column table:default-cell-style-name="Default" table:number-columns-repeated="16" table:style-name="co15"/>
        <table:table-column table:default-cell-style-name="Default" table:number-columns-repeated="1004" table:style-name="co7"/>
        <table:table-row table:style-name="ro3">
          <table:table-cell calcext:value-type="string" office:value-type="string" table:style-name="ce2">
            <text:p>Id</text:p>
          </table:table-cell>
          <table:table-cell calcext:value-type="string" office:value-type="string" table:style-name="ce2">
            <text:p>Film 1</text:p>
          </table:table-cell>
          <table:table-cell calcext:value-type="string" office:value-type="string" table:style-name="ce2">
            <text:p>Film 2</text:p>
          </table:table-cell>
          <table:table-cell calcext:value-type="string" office:value-type="string" table:style-name="ce2">
            <text:p>Film 3</text:p>
          </table:table-cell>
          <table:table-cell table:number-columns-repeated="1020"/>
        </table:table-row>
        <table:table-row table:style-name="ro3">
          <table:table-cell calcext:value-type="float" office:value="1" office:value-type="float" table:style-name="ce2">
            <text:p>1</text:p>
          </table:table-cell>
          <table:table-cell calcext:value-type="string" office:value-type="string" table:style-name="ce1">
            <text:p>Apokaliptická šifra podl Sira Isaaca Newtona</text:p>
          </table:table-cell>
          <table:table-cell table:number-columns-repeated="1022"/>
        </table:table-row>
        <table:table-row table:style-name="ro3">
          <table:table-cell calcext:value-type="float" office:value="2" office:value-type="float" table:style-name="ce2">
            <text:p>2</text:p>
          </table:table-cell>
          <table:table-cell calcext:value-type="string" office:value-type="string" table:style-name="ce1">
            <text:p>Bombardéry Lancaster</text:p>
          </table:table-cell>
          <table:table-cell table:number-columns-repeated="1022"/>
        </table:table-row>
        <table:table-row table:style-name="ro3">
          <table:table-cell calcext:value-type="float" office:value="3" office:value-type="float" table:style-name="ce2">
            <text:p>3</text:p>
          </table:table-cell>
          <table:table-cell calcext:value-type="string" office:value-type="string" table:style-name="ce1">
            <text:p>D-Day To Berlin</text:p>
          </table:table-cell>
          <table:table-cell table:number-columns-repeated="1022"/>
        </table:table-row>
        <table:table-row table:style-name="ro3">
          <table:table-cell calcext:value-type="float" office:value="4" office:value-type="float" table:style-name="ce2">
            <text:p>4</text:p>
          </table:table-cell>
          <table:table-cell calcext:value-type="string" office:value-type="string" table:style-name="ce1">
            <text:p>Do vesmíru se Stephenem Hawkingem</text:p>
          </table:table-cell>
          <table:table-cell table:number-columns-repeated="1022"/>
        </table:table-row>
      </table:table>
      <table:table table:name="Dokumenty - časopisy" table:style-name="ta8">
        <table:table-column table:default-cell-style-name="Default" table:style-name="co8"/>
        <table:table-column table:default-cell-style-name="Default" table:style-name="co26"/>
        <table:table-column table:default-cell-style-name="Default" table:style-name="co27"/>
        <table:table-column table:default-cell-style-name="Default" table:style-name="co28"/>
        <table:table-column table:default-cell-style-name="Default" table:number-columns-repeated="16" table:style-name="co15"/>
        <table:table-column table:default-cell-style-name="Default" table:number-columns-repeated="1004" table:style-name="co7"/>
        <table:table-row table:style-name="ro3">
          <table:table-cell calcext:value-type="string" office:value-type="string" table:style-name="ce2">
            <text:p>Id</text:p>
          </table:table-cell>
          <table:table-cell calcext:value-type="string" office:value-type="string" table:style-name="ce2">
            <text:p>Film 1</text:p>
          </table:table-cell>
          <table:table-cell calcext:value-type="string" office:value-type="string" table:style-name="ce2">
            <text:p>Film 2</text:p>
          </table:table-cell>
          <table:table-cell calcext:value-type="string" office:value-type="string" table:style-name="ce2">
            <text:p>Film 3</text:p>
          </table:table-cell>
          <table:table-cell table:number-columns-repeated="1020"/>
        </table:table-row>
        <table:table-row table:style-name="ro3">
          <table:table-cell calcext:value-type="float" office:value="1" office:value-type="float" table:style-name="ce1">
            <text:p>1</text:p>
          </table:table-cell>
          <table:table-cell calcext:value-type="string" office:value-type="string" table:style-name="ce1">
            <text:p>12 let Hitlerovy vlády – pravdy, mýty, lži DVD 1.</text:p>
          </table:table-cell>
          <table:table-cell table:number-columns-repeated="1022"/>
        </table:table-row>
        <table:table-row table:style-name="ro3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1">
            <text:p>12 let Hitlerovy vlády – pravdy, mýty, lži DVD 2.</text:p>
          </table:table-cell>
          <table:table-cell table:number-columns-repeated="1022"/>
        </table:table-row>
        <table:table-row table:style-name="ro3">
          <table:table-cell calcext:value-type="float" office:value="184" office:value-type="float" table:style-name="ce1">
            <text:p>184</text:p>
          </table:table-cell>
          <table:table-cell calcext:value-type="string" office:value-type="string" table:style-name="ce1">
            <text:p>Speer a Hitler 1. - Ďáblův advokát</text:p>
          </table:table-cell>
          <table:table-cell table:number-columns-repeated="1022"/>
        </table:table-row>
        <table:table-row table:style-name="ro3">
          <table:table-cell calcext:value-type="float" office:value="185" office:value-type="float" table:style-name="ce1">
            <text:p>185</text:p>
          </table:table-cell>
          <table:table-cell calcext:value-type="string" office:value-type="string" table:style-name="ce1">
            <text:p>Speer a Hitler 2. - Norimberský proces</text:p>
          </table:table-cell>
          <table:table-cell table:number-columns-repeated="1022"/>
        </table:table-row>
        <table:table-row table:style-name="ro3">
          <table:table-cell calcext:value-type="float" office:value="186" office:value-type="float" table:style-name="ce1">
            <text:p>186</text:p>
          </table:table-cell>
          <table:table-cell calcext:value-type="string" office:value-type="string" table:style-name="ce1">
            <text:p>Speer a Hitler 3. - Věznice ve Spandau</text:p>
          </table:table-cell>
          <table:table-cell table:number-columns-repeated="1022"/>
        </table:table-row>
        <table:table-row table:style-name="ro3">
          <table:table-cell calcext:value-type="float" office:value="187" office:value-type="float" table:style-name="ce1">
            <text:p>187</text:p>
          </table:table-cell>
          <table:table-cell calcext:value-type="string" office:value-type="string" table:style-name="ce1">
            <text:p>Speer a Hitler 4. - Dokument</text:p>
          </table:table-cell>
          <table:table-cell table:number-columns-repeated="1022"/>
        </table:table-row>
        <table:table-row table:style-name="ro3">
          <table:table-cell calcext:value-type="float" office:value="188" office:value-type="float" table:style-name="ce1">
            <text:p>188</text:p>
          </table:table-cell>
          <table:table-cell calcext:value-type="string" office:value-type="string" table:style-name="ce1">
            <text:p>Speer a Hitler 5. - Film o filmu</text:p>
          </table:table-cell>
          <table:table-cell table:number-columns-repeated="1022"/>
        </table:table-row>
        <table:table-row table:style-name="ro3">
          <table:table-cell calcext:value-type="float" office:value="189" office:value-type="float" table:style-name="ce1">
            <text:p>189</text:p>
          </table:table-cell>
          <table:table-cell calcext:value-type="string" office:value-type="string" table:style-name="ce1">
            <text:p>Spojenecké bombardéry</text:p>
          </table:table-cell>
          <table:table-cell table:number-columns-repeated="1022"/>
        </table:table-row>
        <table:table-row table:style-name="ro3">
          <table:table-cell calcext:value-type="float" office:value="190" office:value-type="float" table:style-name="ce1">
            <text:p>190</text:p>
          </table:table-cell>
          <table:table-cell calcext:value-type="string" office:value-type="string" table:style-name="ce1">
            <text:p>Stíhací letdla <text:s/>2. světové války zemí Osy</text:p>
          </table:table-cell>
          <table:table-cell table:number-columns-repeated="1022"/>
        </table:table-row>
        <table:table-row table:style-name="ro3">
          <table:table-cell calcext:value-type="float" office:value="191" office:value-type="float" table:style-name="ce1">
            <text:p>191</text:p>
          </table:table-cell>
          <table:table-cell calcext:value-type="string" office:value-type="string" table:style-name="ce1">
            <text:p>Strike Force Air – disk 1</text:p>
          </table:table-cell>
          <table:table-cell table:number-columns-repeated="1022"/>
        </table:table-row>
        <table:table-row table:style-name="ro3">
          <table:table-cell calcext:value-type="float" office:value="192" office:value-type="float" table:style-name="ce1">
            <text:p>192</text:p>
          </table:table-cell>
          <table:table-cell calcext:value-type="string" office:value-type="string" table:style-name="ce1">
            <text:p>Strike Force Air – disk 2</text:p>
          </table:table-cell>
          <table:table-cell table:number-columns-repeated="1022"/>
        </table:table-row>
        <table:table-row table:style-name="ro3">
          <table:table-cell calcext:value-type="float" office:value="193" office:value-type="float" table:style-name="ce1">
            <text:p>193</text:p>
          </table:table-cell>
          <table:table-cell calcext:value-type="string" office:value-type="string" table:style-name="ce1">
            <text:p>Strike Force Air – disk 3</text:p>
          </table:table-cell>
          <table:table-cell table:number-columns-repeated="1022"/>
        </table:table-row>
        <table:table-row table:style-name="ro3">
          <table:table-cell calcext:value-type="float" office:value="194" office:value-type="float" table:style-name="ce1">
            <text:p>194</text:p>
          </table:table-cell>
          <table:table-cell calcext:value-type="string" office:value-type="string" table:style-name="ce1">
            <text:p>Strike Force Air – disk 4.</text:p>
          </table:table-cell>
          <table:table-cell table:number-columns-repeated="1022"/>
        </table:table-row>
        <table:table-row table:style-name="ro3">
          <table:table-cell calcext:value-type="float" office:value="195" office:value-type="float" table:style-name="ce1">
            <text:p>195</text:p>
          </table:table-cell>
          <table:table-cell calcext:value-type="string" office:value-type="string" table:style-name="ce1">
            <text:p>Strike Force Air – disk 5</text:p>
          </table:table-cell>
          <table:table-cell table:number-columns-repeated="1022"/>
        </table:table-row>
        <table:table-row table:style-name="ro3">
          <table:table-cell calcext:value-type="float" office:value="196" office:value-type="float" table:style-name="ce1">
            <text:p>196</text:p>
          </table:table-cell>
          <table:table-cell calcext:value-type="string" office:value-type="string" table:style-name="ce1">
            <text:p>Strike Force Sea – disk 1</text:p>
          </table:table-cell>
          <table:table-cell table:number-columns-repeated="1022"/>
        </table:table-row>
        <table:table-row table:style-name="ro3">
          <table:table-cell calcext:value-type="float" office:value="197" office:value-type="float" table:style-name="ce1">
            <text:p>197</text:p>
          </table:table-cell>
          <table:table-cell calcext:value-type="string" office:value-type="string" table:style-name="ce1">
            <text:p>Strike Force Sea – disk 2</text:p>
          </table:table-cell>
          <table:table-cell table:number-columns-repeated="1022"/>
        </table:table-row>
        <table:table-row table:style-name="ro3">
          <table:table-cell calcext:value-type="float" office:value="198" office:value-type="float" table:style-name="ce1">
            <text:p>198</text:p>
          </table:table-cell>
          <table:table-cell calcext:value-type="string" office:value-type="string" table:style-name="ce1">
            <text:p>Supervulkán 1.</text:p>
          </table:table-cell>
          <table:table-cell table:number-columns-repeated="1022"/>
        </table:table-row>
        <table:table-row table:style-name="ro3">
          <table:table-cell calcext:value-type="float" office:value="199" office:value-type="float" table:style-name="ce1">
            <text:p>199</text:p>
          </table:table-cell>
          <table:table-cell calcext:value-type="string" office:value-type="string" table:style-name="ce1">
            <text:p>Supervulkán 2</text:p>
          </table:table-cell>
          <table:table-cell table:number-columns-repeated="1022"/>
        </table:table-row>
        <table:table-row table:style-name="ro3">
          <table:table-cell calcext:value-type="float" office:value="200" office:value-type="float" table:style-name="ce1">
            <text:p>200</text:p>
          </table:table-cell>
          <table:table-cell calcext:value-type="string" office:value-type="string" table:style-name="ce1">
            <text:p>Svět ve válce 1.</text:p>
          </table:table-cell>
          <table:table-cell table:number-columns-repeated="1022"/>
        </table:table-row>
        <table:table-row table:style-name="ro3">
          <table:table-cell calcext:value-type="float" office:value="201" office:value-type="float" table:style-name="ce1">
            <text:p>201</text:p>
          </table:table-cell>
          <table:table-cell calcext:value-type="string" office:value-type="string" table:style-name="ce1">
            <text:p>Svět ve válce 2.</text:p>
          </table:table-cell>
          <table:table-cell table:number-columns-repeated="1022"/>
        </table:table-row>
        <table:table-row table:style-name="ro3">
          <table:table-cell calcext:value-type="float" office:value="202" office:value-type="float" table:style-name="ce1">
            <text:p>202</text:p>
          </table:table-cell>
          <table:table-cell calcext:value-type="string" office:value-type="string" table:style-name="ce1">
            <text:p>Svět ve válce 3.</text:p>
          </table:table-cell>
          <table:table-cell table:number-columns-repeated="1022"/>
        </table:table-row>
        <table:table-row table:style-name="ro3">
          <table:table-cell calcext:value-type="float" office:value="203" office:value-type="float" table:style-name="ce1">
            <text:p>203</text:p>
          </table:table-cell>
          <table:table-cell calcext:value-type="string" office:value-type="string" table:style-name="ce1">
            <text:p>Svět ve válce 4.</text:p>
          </table:table-cell>
          <table:table-cell table:number-columns-repeated="1022"/>
        </table:table-row>
        <table:table-row table:style-name="ro3">
          <table:table-cell calcext:value-type="float" office:value="204" office:value-type="float" table:style-name="ce1">
            <text:p>204</text:p>
          </table:table-cell>
          <table:table-cell calcext:value-type="string" office:value-type="string" table:style-name="ce1">
            <text:p>Svět ve válce 4.</text:p>
          </table:table-cell>
          <table:table-cell table:number-columns-repeated="1022"/>
        </table:table-row>
        <table:table-row table:style-name="ro3">
          <table:table-cell calcext:value-type="float" office:value="205" office:value-type="float" table:style-name="ce1">
            <text:p>205</text:p>
          </table:table-cell>
          <table:table-cell calcext:value-type="string" office:value-type="string" table:style-name="ce1">
            <text:p>Svět ve válce 5.</text:p>
          </table:table-cell>
          <table:table-cell table:number-columns-repeated="1022"/>
        </table:table-row>
        <table:table-row table:style-name="ro3">
          <table:table-cell calcext:value-type="float" office:value="206" office:value-type="float" table:style-name="ce1">
            <text:p>206</text:p>
          </table:table-cell>
          <table:table-cell calcext:value-type="string" office:value-type="string" table:style-name="ce1">
            <text:p>Svět ve válce 6.</text:p>
          </table:table-cell>
          <table:table-cell table:number-columns-repeated="1022"/>
        </table:table-row>
        <table:table-row table:style-name="ro3">
          <table:table-cell calcext:value-type="float" office:value="207" office:value-type="float" table:style-name="ce1">
            <text:p>207</text:p>
          </table:table-cell>
          <table:table-cell calcext:value-type="string" office:value-type="string" table:style-name="ce1">
            <text:p>Svět ve válce 7.</text:p>
          </table:table-cell>
          <table:table-cell table:number-columns-repeated="1022"/>
        </table:table-row>
        <table:table-row table:style-name="ro3">
          <table:table-cell calcext:value-type="float" office:value="208" office:value-type="float" table:style-name="ce1">
            <text:p>208</text:p>
          </table:table-cell>
          <table:table-cell calcext:value-type="string" office:value-type="string" table:style-name="ce1">
            <text:p>Svět ve válce 8.</text:p>
          </table:table-cell>
          <table:table-cell table:number-columns-repeated="1022"/>
        </table:table-row>
        <table:table-row table:style-name="ro3">
          <table:table-cell calcext:value-type="float" office:value="209" office:value-type="float" table:style-name="ce1">
            <text:p>209</text:p>
          </table:table-cell>
          <table:table-cell calcext:value-type="string" office:value-type="string" table:style-name="ce1">
            <text:p>Svět ve válce 9.</text:p>
          </table:table-cell>
          <table:table-cell table:number-columns-repeated="1022"/>
        </table:table-row>
        <table:table-row table:style-name="ro3">
          <table:table-cell calcext:value-type="float" office:value="210" office:value-type="float" table:style-name="ce1">
            <text:p>210</text:p>
          </table:table-cell>
          <table:table-cell calcext:value-type="string" office:value-type="string" table:style-name="ce1">
            <text:p>Tajemství bitevního pole I. - Konec černého barona</text:p>
          </table:table-cell>
          <table:table-cell table:number-columns-repeated="1022"/>
        </table:table-row>
        <table:table-row table:style-name="ro3">
          <table:table-cell calcext:value-type="float" office:value="211" office:value-type="float" table:style-name="ce1">
            <text:p>211</text:p>
          </table:table-cell>
          <table:table-cell calcext:value-type="string" office:value-type="string" table:style-name="ce1">
            <text:p>Tajemství bitevního pole II. - Obléhání Malty</text:p>
          </table:table-cell>
          <table:table-cell table:number-columns-repeated="1022"/>
        </table:table-row>
        <table:table-row table:style-name="ro3">
          <table:table-cell calcext:value-type="float" office:value="212" office:value-type="float" table:style-name="ce1">
            <text:p>212</text:p>
          </table:table-cell>
          <table:table-cell calcext:value-type="string" office:value-type="string" table:style-name="ce1">
            <text:p>Tajemství bitevního pole III. - Vzdušní bandité</text:p>
          </table:table-cell>
          <table:table-cell table:number-columns-repeated="1022"/>
        </table:table-row>
        <table:table-row table:style-name="ro3">
          <table:table-cell calcext:value-type="float" office:value="213" office:value-type="float" table:style-name="ce1">
            <text:p>213</text:p>
          </table:table-cell>
          <table:table-cell calcext:value-type="string" office:value-type="string" table:style-name="ce1">
            <text:p>Tajemství bitevního pole IV. - Ztracené hroby interbrigád</text:p>
          </table:table-cell>
          <table:table-cell table:number-columns-repeated="1022"/>
        </table:table-row>
        <table:table-row table:style-name="ro3">
          <table:table-cell calcext:value-type="float" office:value="214" office:value-type="float" table:style-name="ce1">
            <text:p>214</text:p>
          </table:table-cell>
          <table:table-cell calcext:value-type="string" office:value-type="string" table:style-name="ce1">
            <text:p>Tajemství oceánu</text:p>
          </table:table-cell>
          <table:table-cell table:number-columns-repeated="1022"/>
        </table:table-row>
        <table:table-row table:style-name="ro3">
          <table:table-cell calcext:value-type="float" office:value="215" office:value-type="float" table:style-name="ce1">
            <text:p>215</text:p>
          </table:table-cell>
          <table:table-cell calcext:value-type="string" office:value-type="string" table:style-name="ce1">
            <text:p>Tajemství sexu</text:p>
          </table:table-cell>
          <table:table-cell table:number-columns-repeated="1022"/>
        </table:table-row>
        <table:table-row table:style-name="ro3">
          <table:table-cell calcext:value-type="float" office:value="216" office:value-type="float" table:style-name="ce1">
            <text:p>216</text:p>
          </table:table-cell>
          <table:table-cell calcext:value-type="string" office:value-type="string" table:style-name="ce1">
            <text:p>Tajemství války 1.</text:p>
          </table:table-cell>
          <table:table-cell table:number-columns-repeated="1022"/>
        </table:table-row>
        <table:table-row table:style-name="ro3">
          <table:table-cell calcext:value-type="float" office:value="217" office:value-type="float" table:style-name="ce1">
            <text:p>217</text:p>
          </table:table-cell>
          <table:table-cell calcext:value-type="string" office:value-type="string" table:style-name="ce1">
            <text:p>Tajemství války 10.</text:p>
          </table:table-cell>
          <table:table-cell table:number-columns-repeated="1022"/>
        </table:table-row>
        <table:table-row table:style-name="ro3">
          <table:table-cell calcext:value-type="float" office:value="218" office:value-type="float" table:style-name="ce1">
            <text:p>218</text:p>
          </table:table-cell>
          <table:table-cell calcext:value-type="string" office:value-type="string" table:style-name="ce1">
            <text:p>Tajemství války 11.</text:p>
          </table:table-cell>
          <table:table-cell table:number-columns-repeated="1022"/>
        </table:table-row>
        <table:table-row table:style-name="ro3">
          <table:table-cell calcext:value-type="float" office:value="219" office:value-type="float" table:style-name="ce1">
            <text:p>219</text:p>
          </table:table-cell>
          <table:table-cell calcext:value-type="string" office:value-type="string" table:style-name="ce1">
            <text:p>Tajemství války 12..</text:p>
          </table:table-cell>
          <table:table-cell table:number-columns-repeated="1022"/>
        </table:table-row>
        <table:table-row table:style-name="ro3">
          <table:table-cell calcext:value-type="float" office:value="220" office:value-type="float" table:style-name="ce1">
            <text:p>220</text:p>
          </table:table-cell>
          <table:table-cell calcext:value-type="string" office:value-type="string" table:style-name="ce1">
            <text:p>Tajemství války 2.</text:p>
          </table:table-cell>
          <table:table-cell table:number-columns-repeated="1022"/>
        </table:table-row>
        <table:table-row table:style-name="ro3">
          <table:table-cell calcext:value-type="float" office:value="221" office:value-type="float" table:style-name="ce1">
            <text:p>221</text:p>
          </table:table-cell>
          <table:table-cell calcext:value-type="string" office:value-type="string" table:style-name="ce1">
            <text:p>Tajemství války 3.</text:p>
          </table:table-cell>
          <table:table-cell table:number-columns-repeated="1022"/>
        </table:table-row>
        <table:table-row table:style-name="ro3">
          <table:table-cell calcext:value-type="float" office:value="222" office:value-type="float" table:style-name="ce1">
            <text:p>222</text:p>
          </table:table-cell>
          <table:table-cell calcext:value-type="string" office:value-type="string" table:style-name="ce1">
            <text:p>Tajemství války 4.</text:p>
          </table:table-cell>
          <table:table-cell table:number-columns-repeated="1022"/>
        </table:table-row>
        <table:table-row table:style-name="ro3">
          <table:table-cell calcext:value-type="float" office:value="223" office:value-type="float" table:style-name="ce1">
            <text:p>223</text:p>
          </table:table-cell>
          <table:table-cell calcext:value-type="string" office:value-type="string" table:style-name="ce1">
            <text:p>Tajemství války 5.</text:p>
          </table:table-cell>
          <table:table-cell table:number-columns-repeated="1022"/>
        </table:table-row>
        <table:table-row table:style-name="ro3">
          <table:table-cell calcext:value-type="float" office:value="224" office:value-type="float" table:style-name="ce1">
            <text:p>224</text:p>
          </table:table-cell>
          <table:table-cell calcext:value-type="string" office:value-type="string" table:style-name="ce1">
            <text:p>Tajemství války 6.</text:p>
          </table:table-cell>
          <table:table-cell table:number-columns-repeated="1022"/>
        </table:table-row>
        <table:table-row table:style-name="ro3">
          <table:table-cell calcext:value-type="float" office:value="225" office:value-type="float" table:style-name="ce1">
            <text:p>225</text:p>
          </table:table-cell>
          <table:table-cell calcext:value-type="string" office:value-type="string" table:style-name="ce1">
            <text:p>Tajemství války 7.</text:p>
          </table:table-cell>
          <table:table-cell table:number-columns-repeated="1022"/>
        </table:table-row>
        <table:table-row table:style-name="ro3">
          <table:table-cell calcext:value-type="float" office:value="226" office:value-type="float" table:style-name="ce1">
            <text:p>226</text:p>
          </table:table-cell>
          <table:table-cell calcext:value-type="string" office:value-type="string" table:style-name="ce1">
            <text:p>Tajemství války 8.</text:p>
          </table:table-cell>
          <table:table-cell table:number-columns-repeated="1022"/>
        </table:table-row>
        <table:table-row table:style-name="ro3">
          <table:table-cell calcext:value-type="float" office:value="227" office:value-type="float" table:style-name="ce1">
            <text:p>227</text:p>
          </table:table-cell>
          <table:table-cell calcext:value-type="string" office:value-type="string" table:style-name="ce1">
            <text:p>Tajemství války 9.</text:p>
          </table:table-cell>
          <table:table-cell table:number-columns-repeated="1022"/>
        </table:table-row>
        <table:table-row table:style-name="ro3">
          <table:table-cell calcext:value-type="float" office:value="228" office:value-type="float" table:style-name="ce1">
            <text:p>228</text:p>
          </table:table-cell>
          <table:table-cell calcext:value-type="string" office:value-type="string" table:style-name="ce1">
            <text:p>Tajné dějiny kosmických projektů</text:p>
          </table:table-cell>
          <table:table-cell table:number-columns-repeated="1022"/>
        </table:table-row>
        <table:table-row table:style-name="ro3">
          <table:table-cell calcext:value-type="float" office:value="229" office:value-type="float" table:style-name="ce1">
            <text:p>229</text:p>
          </table:table-cell>
          <table:table-cell calcext:value-type="string" office:value-type="string" table:style-name="ce1">
            <text:p>Tank T-34</text:p>
          </table:table-cell>
          <table:table-cell table:number-columns-repeated="1022"/>
        </table:table-row>
        <table:table-row table:style-name="ro3">
          <table:table-cell calcext:value-type="float" office:value="230" office:value-type="float" table:style-name="ce1">
            <text:p>230</text:p>
          </table:table-cell>
          <table:table-cell calcext:value-type="string" office:value-type="string" table:style-name="ce1">
            <text:p>Tarbosaurus – nejmocnější z dinosaurů</text:p>
          </table:table-cell>
          <table:table-cell table:number-columns-repeated="1022"/>
        </table:table-row>
        <table:table-row table:style-name="ro3">
          <table:table-cell calcext:value-type="float" office:value="231" office:value-type="float" table:style-name="ce1">
            <text:p>231</text:p>
          </table:table-cell>
          <table:table-cell calcext:value-type="string" office:value-type="string" table:style-name="ce1">
            <text:p>Top 10 – Nejlepší zbraně světa – DVD 1 – Stíhačky, Tanky</text:p>
          </table:table-cell>
          <table:table-cell table:number-columns-repeated="1022"/>
        </table:table-row>
        <table:table-row table:style-name="ro3">
          <table:table-cell calcext:value-type="float" office:value="232" office:value-type="float" table:style-name="ce1">
            <text:p>232</text:p>
          </table:table-cell>
          <table:table-cell calcext:value-type="string" office:value-type="string" table:style-name="ce1">
            <text:p>Top 10 – Nejlepší zbraně světa – DVD 2 – Helikoptéry, Bojové pušky</text:p>
          </table:table-cell>
          <table:table-cell table:number-columns-repeated="1022"/>
        </table:table-row>
        <table:table-row table:style-name="ro3">
          <table:table-cell calcext:value-type="float" office:value="233" office:value-type="float" table:style-name="ce1">
            <text:p>233</text:p>
          </table:table-cell>
          <table:table-cell calcext:value-type="string" office:value-type="string" table:style-name="ce1">
            <text:p>Top 10 – Nejlepší zbraně světa – DVD 3 – Bojové lodě, ponorky</text:p>
          </table:table-cell>
          <table:table-cell table:number-columns-repeated="1022"/>
        </table:table-row>
        <table:table-row table:style-name="ro3">
          <table:table-cell calcext:value-type="float" office:value="234" office:value-type="float" table:style-name="ce1">
            <text:p>234</text:p>
          </table:table-cell>
          <table:table-cell calcext:value-type="string" office:value-type="string" table:style-name="ce1">
            <text:p>Top 10 – Nejlepší zbraně světa – DVD 4 – Bojová vozidla, Bombardéry</text:p>
          </table:table-cell>
          <table:table-cell table:number-columns-repeated="1022"/>
        </table:table-row>
        <table:table-row table:style-name="ro3">
          <table:table-cell calcext:value-type="float" office:value="235" office:value-type="float" table:style-name="ce1">
            <text:p>235</text:p>
          </table:table-cell>
          <table:table-cell calcext:value-type="string" office:value-type="string" table:style-name="ce1">
            <text:p>Torpédové bombardéry</text:p>
          </table:table-cell>
          <table:table-cell table:number-columns-repeated="1022"/>
        </table:table-row>
        <table:table-row table:style-name="ro3">
          <table:table-cell calcext:value-type="float" office:value="236" office:value-type="float" table:style-name="ce1">
            <text:p>236</text:p>
          </table:table-cell>
          <table:table-cell calcext:value-type="string" office:value-type="string" table:style-name="ce1">
            <text:p>Tunguzská katastrofa</text:p>
          </table:table-cell>
          <table:table-cell table:number-columns-repeated="1022"/>
        </table:table-row>
        <table:table-row table:style-name="ro3">
          <table:table-cell calcext:value-type="float" office:value="237" office:value-type="float" table:style-name="ce1">
            <text:p>237</text:p>
          </table:table-cell>
          <table:table-cell calcext:value-type="string" office:value-type="string" table:style-name="ce1">
            <text:p>UFO – nejlepší důkazy</text:p>
          </table:table-cell>
          <table:table-cell table:number-columns-repeated="1022"/>
        </table:table-row>
        <table:table-row table:style-name="ro3">
          <table:table-cell calcext:value-type="float" office:value="238" office:value-type="float" table:style-name="ce1">
            <text:p>238</text:p>
          </table:table-cell>
          <table:table-cell calcext:value-type="string" office:value-type="string" table:style-name="ce1">
            <text:p>Utajené nehody nukleárních zbraní</text:p>
          </table:table-cell>
          <table:table-cell table:number-columns-repeated="1022"/>
        </table:table-row>
        <table:table-row table:style-name="ro3">
          <table:table-cell calcext:value-type="float" office:value="239" office:value-type="float" table:style-name="ce1">
            <text:p>239</text:p>
          </table:table-cell>
          <table:table-cell calcext:value-type="string" office:value-type="string" table:style-name="ce1">
            <text:p>Uvnitř raketoplánu</text:p>
          </table:table-cell>
          <table:table-cell table:number-columns-repeated="1022"/>
        </table:table-row>
        <table:table-row table:style-name="ro3">
          <table:table-cell calcext:value-type="float" office:value="240" office:value-type="float" table:style-name="ce1">
            <text:p>240</text:p>
          </table:table-cell>
          <table:table-cell calcext:value-type="string" office:value-type="string" table:style-name="ce1">
            <text:p>Uvnitř vesmírné stanice</text:p>
          </table:table-cell>
          <table:table-cell table:number-columns-repeated="1022"/>
        </table:table-row>
        <table:table-row table:style-name="ro3">
          <table:table-cell calcext:value-type="float" office:value="241" office:value-type="float" table:style-name="ce1">
            <text:p>241</text:p>
          </table:table-cell>
          <table:table-cell calcext:value-type="string" office:value-type="string" table:style-name="ce1">
            <text:p>Válečná mašinérie nacistů</text:p>
          </table:table-cell>
          <table:table-cell table:number-columns-repeated="1022"/>
        </table:table-row>
        <table:table-row table:style-name="ro3">
          <table:table-cell calcext:value-type="float" office:value="242" office:value-type="float" table:style-name="ce1">
            <text:p>242</text:p>
          </table:table-cell>
          <table:table-cell calcext:value-type="string" office:value-type="string" table:style-name="ce1">
            <text:p>Válečné ponorky – DVD 1. - Zrození</text:p>
          </table:table-cell>
          <table:table-cell table:number-columns-repeated="1022"/>
        </table:table-row>
        <table:table-row table:style-name="ro3">
          <table:table-cell calcext:value-type="float" office:value="243" office:value-type="float" table:style-name="ce1">
            <text:p>243</text:p>
          </table:table-cell>
          <table:table-cell calcext:value-type="string" office:value-type="string" table:style-name="ce1">
            <text:p>Válečné ponorky – DVD 2. - Zlaté časy</text:p>
          </table:table-cell>
          <table:table-cell table:number-columns-repeated="1022"/>
        </table:table-row>
        <table:table-row table:style-name="ro3">
          <table:table-cell calcext:value-type="float" office:value="244" office:value-type="float" table:style-name="ce1">
            <text:p>244</text:p>
          </table:table-cell>
          <table:table-cell calcext:value-type="string" office:value-type="string" table:style-name="ce1">
            <text:p>Válečné ponorky – DVD 3. - Do zbraně</text:p>
          </table:table-cell>
          <table:table-cell table:number-columns-repeated="1022"/>
        </table:table-row>
        <table:table-row table:style-name="ro3">
          <table:table-cell calcext:value-type="float" office:value="245" office:value-type="float" table:style-name="ce1">
            <text:p>245</text:p>
          </table:table-cell>
          <table:table-cell calcext:value-type="string" office:value-type="string" table:style-name="ce1">
            <text:p>Vesmír – utajená historie</text:p>
          </table:table-cell>
          <table:table-cell table:number-columns-repeated="1022"/>
        </table:table-row>
        <table:table-row table:style-name="ro3">
          <table:table-cell calcext:value-type="float" office:value="246" office:value-type="float" table:style-name="ce1">
            <text:p>246</text:p>
          </table:table-cell>
          <table:table-cell calcext:value-type="string" office:value-type="string" table:style-name="ce1">
            <text:p>Vesmír 3</text:p>
          </table:table-cell>
          <table:table-cell table:number-columns-repeated="1022"/>
        </table:table-row>
        <table:table-row table:style-name="ro3">
          <table:table-cell calcext:value-type="float" office:value="247" office:value-type="float" table:style-name="ce1">
            <text:p>247</text:p>
          </table:table-cell>
          <table:table-cell calcext:value-type="string" office:value-type="string" table:style-name="ce1">
            <text:p>Vraždící stroje: Pravda o dinosaurech zabijácích 1</text:p>
          </table:table-cell>
          <table:table-cell table:number-columns-repeated="1022"/>
        </table:table-row>
        <table:table-row table:style-name="ro3">
          <table:table-cell calcext:value-type="float" office:value="248" office:value-type="float" table:style-name="ce1">
            <text:p>248</text:p>
          </table:table-cell>
          <table:table-cell calcext:value-type="string" office:value-type="string" table:style-name="ce1">
            <text:p>Vraždící stroje: Pravda o dinosaurech zabijácích 2:</text:p>
          </table:table-cell>
          <table:table-cell table:number-columns-repeated="1022"/>
        </table:table-row>
        <table:table-row table:style-name="ro3">
          <table:table-cell calcext:value-type="float" office:value="249" office:value-type="float" table:style-name="ce1">
            <text:p>249</text:p>
          </table:table-cell>
          <table:table-cell calcext:value-type="string" office:value-type="string" table:style-name="ce1">
            <text:p>Vše o orgasmu</text:p>
          </table:table-cell>
          <table:table-cell table:number-columns-repeated="1022"/>
        </table:table-row>
        <table:table-row table:style-name="ro3">
          <table:table-cell calcext:value-type="float" office:value="250" office:value-type="float" table:style-name="ce1">
            <text:p>250</text:p>
          </table:table-cell>
          <table:table-cell calcext:value-type="string" office:value-type="string" table:style-name="ce1">
            <text:p>Vyzvednutí Kursku</text:p>
          </table:table-cell>
          <table:table-cell table:number-columns-repeated="1022"/>
        </table:table-row>
        <table:table-row table:style-name="ro3">
          <table:table-cell calcext:value-type="float" office:value="251" office:value-type="float" table:style-name="ce1">
            <text:p>251</text:p>
          </table:table-cell>
          <table:table-cell calcext:value-type="string" office:value-type="string" table:style-name="ce1">
            <text:p>Vzdušné výsadkové divize američanů (1. DVD)</text:p>
          </table:table-cell>
          <table:table-cell table:number-columns-repeated="1022"/>
        </table:table-row>
        <table:table-row table:style-name="ro3">
          <table:table-cell calcext:value-type="float" office:value="252" office:value-type="float" table:style-name="ce1">
            <text:p>252</text:p>
          </table:table-cell>
          <table:table-cell calcext:value-type="string" office:value-type="string" table:style-name="ce1">
            <text:p>Vzdušné výsadkové divize američanů (2. DVD)</text:p>
          </table:table-cell>
          <table:table-cell table:number-columns-repeated="1022"/>
        </table:table-row>
        <table:table-row table:style-name="ro3">
          <table:table-cell calcext:value-type="float" office:value="253" office:value-type="float" table:style-name="ce1">
            <text:p>253</text:p>
          </table:table-cell>
          <table:table-cell calcext:value-type="string" office:value-type="string" table:style-name="ce1">
            <text:p>Vzdušné výsadkové divize američanů (3. DVD)</text:p>
          </table:table-cell>
          <table:table-cell table:number-columns-repeated="1022"/>
        </table:table-row>
        <table:table-row table:style-name="ro3">
          <table:table-cell calcext:value-type="float" office:value="254" office:value-type="float" table:style-name="ce1">
            <text:p>254</text:p>
          </table:table-cell>
          <table:table-cell calcext:value-type="string" office:value-type="string" table:style-name="ce1">
            <text:p>Vznik života v oceánech</text:p>
          </table:table-cell>
          <table:table-cell table:number-columns-repeated="1022"/>
        </table:table-row>
        <table:table-row table:style-name="ro3">
          <table:table-cell calcext:value-type="float" office:value="255" office:value-type="float" table:style-name="ce1">
            <text:p>255</text:p>
          </table:table-cell>
          <table:table-cell calcext:value-type="string" office:value-type="string" table:style-name="ce1">
            <text:p>Záhady Egypta</text:p>
          </table:table-cell>
          <table:table-cell table:number-columns-repeated="1022"/>
        </table:table-row>
        <table:table-row table:style-name="ro3">
          <table:table-cell calcext:value-type="float" office:value="256" office:value-type="float" table:style-name="ce1">
            <text:p>256</text:p>
          </table:table-cell>
          <table:table-cell calcext:value-type="string" office:value-type="string" table:style-name="ce1">
            <text:p>Zánik vesmíru</text:p>
          </table:table-cell>
          <table:table-cell table:number-columns-repeated="1022"/>
        </table:table-row>
        <table:table-row table:style-name="ro3">
          <table:table-cell calcext:value-type="float" office:value="257" office:value-type="float" table:style-name="ce1">
            <text:p>257</text:p>
          </table:table-cell>
          <table:table-cell calcext:value-type="string" office:value-type="string" table:style-name="ce1">
            <text:p>Zbraně, které změnily svět</text:p>
          </table:table-cell>
          <table:table-cell table:number-columns-repeated="1022"/>
        </table:table-row>
        <table:table-row table:style-name="ro3">
          <table:table-cell calcext:value-type="float" office:value="258" office:value-type="float" table:style-name="ce1">
            <text:p>258</text:p>
          </table:table-cell>
          <table:table-cell calcext:value-type="string" office:value-type="string" table:style-name="ce1">
            <text:p>Zbraně, které změnily válku 1.</text:p>
          </table:table-cell>
          <table:table-cell table:number-columns-repeated="1022"/>
        </table:table-row>
        <table:table-row table:style-name="ro3">
          <table:table-cell calcext:value-type="float" office:value="259" office:value-type="float" table:style-name="ce1">
            <text:p>259</text:p>
          </table:table-cell>
          <table:table-cell calcext:value-type="string" office:value-type="string" table:style-name="ce1">
            <text:p>Zbraně, které změnily válku 2.</text:p>
          </table:table-cell>
          <table:table-cell table:number-columns-repeated="1022"/>
        </table:table-row>
        <table:table-row table:style-name="ro3">
          <table:table-cell calcext:value-type="float" office:value="260" office:value-type="float" table:style-name="ce1">
            <text:p>260</text:p>
          </table:table-cell>
          <table:table-cell calcext:value-type="string" office:value-type="string" table:style-name="ce1">
            <text:p>Zbraně, které změnily válku 3.</text:p>
          </table:table-cell>
          <table:table-cell table:number-columns-repeated="1022"/>
        </table:table-row>
        <table:table-row table:style-name="ro3">
          <table:table-cell calcext:value-type="float" office:value="261" office:value-type="float" table:style-name="ce1">
            <text:p>261</text:p>
          </table:table-cell>
          <table:table-cell calcext:value-type="string" office:value-type="string" table:style-name="ce1">
            <text:p>Zbraně, které změnily válku 4.</text:p>
          </table:table-cell>
          <table:table-cell table:number-columns-repeated="1022"/>
        </table:table-row>
        <table:table-row table:style-name="ro3">
          <table:table-cell calcext:value-type="float" office:value="262" office:value-type="float" table:style-name="ce1">
            <text:p>262</text:p>
          </table:table-cell>
          <table:table-cell calcext:value-type="string" office:value-type="string" table:style-name="ce1">
            <text:p>Zbraně, které změnily válku 5.</text:p>
          </table:table-cell>
          <table:table-cell table:number-columns-repeated="1022"/>
        </table:table-row>
        <table:table-row table:style-name="ro3">
          <table:table-cell calcext:value-type="float" office:value="263" office:value-type="float" table:style-name="ce1">
            <text:p>263</text:p>
          </table:table-cell>
          <table:table-cell calcext:value-type="string" office:value-type="string" table:style-name="ce1">
            <text:p>Zuřící planeta 1</text:p>
          </table:table-cell>
          <table:table-cell table:number-columns-repeated="1022"/>
        </table:table-row>
        <table:table-row table:style-name="ro3">
          <table:table-cell calcext:value-type="float" office:value="264" office:value-type="float" table:style-name="ce1">
            <text:p>264</text:p>
          </table:table-cell>
          <table:table-cell calcext:value-type="string" office:value-type="string" table:style-name="ce1">
            <text:p>Zuřící planeta 2</text:p>
          </table:table-cell>
          <table:table-cell table:number-columns-repeated="1022"/>
        </table:table-row>
        <table:table-row table:style-name="ro3">
          <table:table-cell calcext:value-type="float" office:value="265" office:value-type="float" table:style-name="ce1">
            <text:p>265</text:p>
          </table:table-cell>
          <table:table-cell calcext:value-type="string" office:value-type="string" table:style-name="ce1">
            <text:p>Zuřící planeta 3</text:p>
          </table:table-cell>
          <table:table-cell table:number-columns-repeated="1022"/>
        </table:table-row>
        <table:table-row table:style-name="ro3">
          <table:table-cell calcext:value-type="float" office:value="266" office:value-type="float" table:style-name="ce1">
            <text:p>266</text:p>
          </table:table-cell>
          <table:table-cell calcext:value-type="string" office:value-type="string" table:style-name="ce1">
            <text:p>Zvláštní zbraně 2. světové války</text:p>
          </table:table-cell>
          <table:table-cell table:number-columns-repeated="1022"/>
        </table:table-row>
      </table:table>
      <table:table table:name="BluRay" table:style-name="ta9">
        <table:table-column table:default-cell-style-name="Default" table:style-name="co8"/>
        <table:table-column table:default-cell-style-name="Default" table:style-name="co19"/>
        <table:table-column table:default-cell-style-name="Default" table:style-name="co29"/>
        <table:table-column table:default-cell-style-name="Default" table:number-columns-repeated="3" table:style-name="co30"/>
        <table:table-column table:default-cell-style-name="Default" table:number-columns-repeated="1018" table:style-name="co7"/>
        <table:table-row table:style-name="ro1">
          <table:table-cell/>
          <table:table-cell calcext:value-type="string" office:value-type="string" table:style-name="ce1">
            <text:p>Film 1</text:p>
          </table:table-cell>
          <table:table-cell calcext:value-type="string" office:value-type="string" table:style-name="ce2">
            <text:p>Film 2</text:p>
          </table:table-cell>
          <table:table-cell table:number-columns-repeated="1021"/>
        </table:table-row>
        <table:table-row table:style-name="ro1">
          <table:table-cell calcext:value-type="float" office:value="1" office:value-type="float" table:style-name="ce1">
            <text:p>1</text:p>
          </table:table-cell>
          <table:table-cell calcext:value-type="string" office:value-type="string" table:style-name="ce2">
            <text:p>Barneyho ženy</text:p>
          </table:table-cell>
          <table:table-cell table:number-columns-repeated="1022"/>
        </table:table-row>
        <table:table-row table:style-name="ro1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2">
            <text:p>Durhamští býci</text:p>
          </table:table-cell>
          <table:table-cell table:number-columns-repeated="1022"/>
        </table:table-row>
      </table:table>
      <table:table table:name="DVD hudební" table:style-name="ta10">
        <table:table-column table:default-cell-style-name="Default" table:style-name="co18"/>
        <table:table-column table:default-cell-style-name="Default" table:style-name="co31"/>
        <table:table-column table:default-cell-style-name="Default" table:style-name="co32"/>
        <table:table-column table:default-cell-style-name="Default" table:number-columns-repeated="3" table:style-name="co33"/>
        <table:table-column table:default-cell-style-name="Default" table:number-columns-repeated="1018" table:style-name="co7"/>
        <table:table-row table:style-name="ro1">
          <table:table-cell calcext:value-type="string" office:value-type="string" table:style-name="ce1">
            <text:p>Id</text:p>
          </table:table-cell>
          <table:table-cell calcext:value-type="string" office:value-type="string" table:style-name="ce1">
            <text:p>Autor</text:p>
          </table:table-cell>
          <table:table-cell calcext:value-type="string" office:value-type="string" table:style-name="ce1">
            <text:p>Titul</text:p>
          </table:table-cell>
          <table:table-cell table:number-columns-repeated="1021"/>
        </table:table-row>
        <table:table-row>
          <table:table-cell calcext:value-type="string" office:value-type="string">
            <text:p>1</text:p>
          </table:table-cell>
          <table:table-cell calcext:value-type="string" office:value-type="string">
            <text:p>A. L. Webber</text:p>
          </table:table-cell>
          <table:table-cell calcext:value-type="string" office:value-type="string">
            <text:p>Fantom operyXXX</text:p>
          </table:table-cell>
        </table:table-row>
        <table:table-row table:style-name="ro1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1">
            <text:p>Andrea Bocelli</text:p>
          </table:table-cell>
          <table:table-cell calcext:value-type="string" office:value-type="string" table:style-name="ce1">
            <text:p>Tuscan Skies</text:p>
          </table:table-cell>
          <table:table-cell table:number-columns-repeated="1021"/>
        </table:table-row>
      </table:table>
      <table:table table:name="DVD kopie" table:style-name="ta11">
        <table:table-column table:default-cell-style-name="Default" table:style-name="co34"/>
        <table:table-column table:default-cell-style-name="Default" table:style-name="co35"/>
        <table:table-column table:default-cell-style-name="Default" table:number-columns-repeated="4" table:style-name="co36"/>
        <table:table-column table:default-cell-style-name="Default" table:number-columns-repeated="1018" table:style-name="co7"/>
        <table:table-row table:style-name="ro1">
          <table:table-cell calcext:value-type="string" office:value-type="string" table:style-name="ce1">
            <text:p>Id</text:p>
          </table:table-cell>
          <table:table-cell calcext:value-type="string" office:value-type="string" table:style-name="ce1">
            <text:p>Obsah</text:p>
          </table:table-cell>
          <table:table-cell table:number-columns-repeated="1022"/>
        </table:table-row>
        <table:table-row table:style-name="ro1">
          <table:table-cell calcext:value-type="float" office:value="1" office:value-type="float" table:style-name="ce1">
            <text:p>1</text:p>
          </table:table-cell>
          <table:table-cell calcext:value-type="float" office:value="2010" office:value-type="float" table:style-name="ce1">
            <text:p>2010</text:p>
          </table:table-cell>
          <table:table-cell table:number-columns-repeated="1022"/>
        </table:table-row>
        <table:table-row table:style-name="ro1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1">
            <text:p>20000 mil pod mořem (Willy Fog)</text:p>
          </table:table-cell>
          <table:table-cell table:number-columns-repeated="1022"/>
        </table:table-row>
        <table:table-row table:style-name="ro1">
          <table:table-cell calcext:value-type="float" office:value="3" office:value-type="float" table:style-name="ce1">
            <text:p>3</text:p>
          </table:table-cell>
          <table:table-cell calcext:value-type="string" office:value-type="string" table:style-name="ce1">
            <text:p>Adéla ještě nevečeřela</text:p>
          </table:table-cell>
          <table:table-cell table:number-columns-repeated="1022"/>
        </table:table-row>
        <table:table-row table:style-name="ro1">
          <table:table-cell/>
          <table:table-cell calcext:value-type="string" office:value-type="string" table:style-name="ce1">
            <text:p>Dům veselých duchů</text:p>
          </table:table-cell>
          <table:table-cell table:number-columns-repeated="1022"/>
        </table:table-row>
      </table:table>
      <table:table table:name="DVD domácí" table:style-name="ta12">
        <table:table-column table:default-cell-style-name="Default" table:style-name="co37"/>
        <table:table-column table:default-cell-style-name="Default" table:style-name="co38"/>
        <table:table-column table:default-cell-style-name="Default" table:style-name="co39"/>
        <table:table-column table:default-cell-style-name="Default" table:number-columns-repeated="2" table:style-name="co40"/>
        <table:table-column table:default-cell-style-name="Default" table:style-name="co36"/>
        <table:table-column table:default-cell-style-name="Default" table:number-columns-repeated="1018" table:style-name="co7"/>
        <table:table-row table:style-name="ro1">
          <table:table-cell calcext:value-type="string" office:value-type="string" table:style-name="ce9">
            <text:p>id</text:p>
          </table:table-cell>
          <table:table-cell calcext:value-type="string" office:value-type="string" table:style-name="ce9">
            <text:p>Film 1</text:p>
          </table:table-cell>
          <table:table-cell calcext:value-type="string" office:value-type="string" table:style-name="ce9">
            <text:p>Film 2</text:p>
          </table:table-cell>
          <table:table-cell calcext:value-type="string" office:value-type="string" table:style-name="ce9">
            <text:p>Film 3</text:p>
          </table:table-cell>
          <table:table-cell calcext:value-type="string" office:value-type="string" table:style-name="ce12">
            <text:p>Označení</text:p>
          </table:table-cell>
          <table:table-cell table:number-columns-repeated="1019"/>
        </table:table-row>
        <table:table-row table:style-name="ro1">
          <table:table-cell calcext:value-type="float" office:value="1" office:value-type="float" table:style-name="ce10">
            <text:p>1</text:p>
          </table:table-cell>
          <table:table-cell calcext:value-type="string" office:value-type="string" table:style-name="ce10">
            <text:p>10 důvodů, proč Tě nenávidím</text:p>
          </table:table-cell>
          <table:table-cell calcext:value-type="string" office:value-type="string" table:style-name="ce10">
            <text:p>Moje máma špionka</text:p>
          </table:table-cell>
          <table:table-cell table:number-columns-repeated="2" table:style-name="ce11"/>
          <table:table-cell table:number-columns-repeated="1019"/>
        </table:table-row>
        <table:table-row table:style-name="ro1">
          <table:table-cell calcext:value-type="float" office:value="2" office:value-type="float" table:style-name="ce1">
            <text:p>2</text:p>
          </table:table-cell>
          <table:table-cell calcext:value-type="string" office:value-type="string" table:style-name="ce1">
            <text:p>10 důvodů, proč Tě nenávidím</text:p>
          </table:table-cell>
          <table:table-cell calcext:value-type="string" office:value-type="string" table:style-name="ce1">
            <text:p>Živelná pohroma</text:p>
          </table:table-cell>
          <table:table-cell table:number-columns-repeated="1021"/>
        </table:table-row>
      </table:table>
      <table:table table:name="Sheet7" table:style-name="ta13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8" table:style-name="ta14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9" table:style-name="ta15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0" table:style-name="ta16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1" table:style-name="ta17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2" table:style-name="ta18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3" table:style-name="ta19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4" table:style-name="ta20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5" table:style-name="ta21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table table:name="Sheet16" table:style-name="ta22">
        <table:table-column table:default-cell-style-name="Default" table:style-name="co41"/>
        <table:table-column table:default-cell-style-name="Default" table:number-columns-repeated="5" table:style-name="co42"/>
        <table:table-column table:default-cell-style-name="Default" table:number-columns-repeated="1018" table:style-name="co7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VD_20_Časopisy" style:display-name="PageStyle_DVD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original" style:display-name="PageStyle_DVD orig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" style:display-name="PageStyle_Dětsk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ětské_20_-_20_časopisy" style:display-name="PageStyle_Dětské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originál" style:display-name="PageStyle_Seriál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ály_20_-_20_časpisy" style:display-name="PageStyle_Seriály - čas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originál" style:display-name="PageStyle_Dokumenty - originá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umenty_20_-_20_časopisy" style:display-name="PageStyle_Dokumenty - časopi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Ray" style:display-name="PageStyle_BluR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hudební" style:display-name="PageStyle_DVD hudebn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kopie" style:display-name="PageStyle_DVD kop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VD_20_domácí" style:display-name="PageStyle_DVD domác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6" style:display-name="PageStyle_Sheet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266" meta:object-count="0"/>
    <meta:generator>LibreOfficeDev/5.1.0.3$Linux_X86_64 LibreOffice_project/</meta:generator>
  </office:meta>
</office:document-meta>
</file>